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5cm" fo:min-width="2.9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23.6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0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19.4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6" style:family="graphic" style:parent-style-name="standard">
      <style:graphic-properties draw:textarea-horizontal-align="justify" draw:textarea-vertical-align="middle" draw:auto-grow-height="false" fo:min-height="2.45cm" fo:min-width="7.6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0.896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0.757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1.176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0.058cm"/>
    </style:style>
    <style:style style:name="gr11" style:family="graphic" style:parent-style-name="standard">
      <style:graphic-properties draw:textarea-horizontal-align="justify" draw:textarea-vertical-align="middle" draw:auto-grow-height="false" fo:min-height="0.45cm" fo:min-width="1.177cm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13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14" style:family="graphic" style:parent-style-name="standard">
      <style:graphic-properties draw:textarea-horizontal-align="justify" draw:textarea-vertical-align="middle" draw:auto-grow-height="false" fo:min-height="0.45cm" fo:min-width="1.9cm"/>
    </style:style>
    <style:style style:name="gr15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4.65cm" fo:min-width="5.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0.8cm"/>
    </style:style>
    <style:style style:name="gr18" style:family="graphic" style:parent-style-name="standard">
      <style:graphic-properties draw:textarea-horizontal-align="justify" draw:textarea-vertical-align="middle" draw:auto-grow-height="false" fo:min-height="1.05cm" fo:min-width="2.2cm"/>
    </style:style>
    <style:style style:name="gr19" style:family="graphic" style:parent-style-name="standard">
      <style:graphic-properties draw:textarea-horizontal-align="justify" draw:textarea-vertical-align="middle" draw:auto-grow-height="false" fo:min-height="0.35cm" fo:min-width="1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21" style:family="graphic" style:parent-style-name="standard">
      <style:graphic-properties draw:textarea-horizontal-align="justify" draw:textarea-vertical-align="middle" draw:auto-grow-height="false" fo:min-height="2.15cm" fo:min-width="6.9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3.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85cm" fo:min-width="1.1cm"/>
    </style:style>
    <style:style style:name="gr25" style:family="graphic" style:parent-style-name="standard">
      <style:graphic-properties draw:textarea-horizontal-align="justify" draw:textarea-vertical-align="middle" draw:auto-grow-height="false" fo:min-height="0.85cm" fo:min-width="1.2cm"/>
    </style:style>
    <style:style style:name="gr26" style:family="graphic" style:parent-style-name="standard">
      <style:graphic-properties draw:textarea-horizontal-align="justify" draw:textarea-vertical-align="middle" draw:auto-grow-height="false" fo:min-height="0.85cm" fo:min-width="1cm"/>
    </style:style>
    <style:style style:name="gr27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28" style:family="graphic" style:parent-style-name="standard">
      <style:graphic-properties draw:textarea-horizontal-align="justify" draw:textarea-vertical-align="middle" draw:auto-grow-height="false" fo:min-height="5.35cm" fo:min-width="3.7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30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31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32" style:family="graphic" style:parent-style-name="objectwithoutfill">
      <style:graphic-properties draw:stroke="dash" draw:marker-end="Short_20_line_20_Arrow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3.05cm" fo:min-width="0.7cm"/>
    </style:style>
    <style:style style:name="gr34" style:family="graphic" style:parent-style-name="standard">
      <style:graphic-properties draw:textarea-horizontal-align="justify" draw:textarea-vertical-align="middle" draw:auto-grow-height="false" fo:min-height="0.65cm" fo:min-width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4cm" svg:height="5.5cm" svg:x="9.3cm" svg:y="1.2cm">
          <text:p text:style-name="P1">Enrich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1cm" svg:height="1.3cm" svg:x="1.1cm" svg:y="18.3cm">
          <text:p text:style-name="P1">Software Communiti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5cm" svg:height="1.5cm" svg:x="1.2cm" svg:y="16cm">
          <text:p text:style-name="P1"/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9cm" svg:height="1.1cm" svg:x="1.2cm" svg:y="14.5cm">
          <text:p text:style-name="P1">Data Sourc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1.5cm" svg:x="19.7cm" svg:y="1.2cm">
          <text:p text:style-name="P1">Dashboards</text:p>
          <text:p text:style-name="P1">(kiba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1.5cm" svg:x="19.7cm" svg:y="3.5cm">
          <text:p text:style-name="P1">Reports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8.1cm" svg:height="2.7cm" svg:x="1.3cm" svg:y="11.2cm">
            <text:p text:style-name="P1">Perceval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1.396cm" svg:height="0.7cm" svg:x="3.741cm" svg:y="12.7cm">
            <text:p text:style-name="P1"><text:span text:style-name="T1">GitHub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2" draw:layer="layout" svg:width="1.257cm" svg:height="0.7cm" svg:x="1.716cm" svg:y="12.7cm">
            <text:p text:style-name="P1"><text:span text:style-name="T1">Bugzilla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2" draw:layer="layout" svg:width="1.676cm" svg:height="0.7cm" svg:x="5.28cm" svg:y="12.7cm">
            <text:p text:style-name="P1"><text:span text:style-name="T1">Gerr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2" draw:layer="layout" svg:width="0.558cm" svg:height="0.7cm" svg:x="3.046cm" svg:y="12.7cm">
            <text:p text:style-name="P1"><text:span text:style-name="T1">G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2" draw:layer="layout" svg:width="1.677cm" svg:height="0.7cm" svg:x="7.019cm" svg:y="12.7cm">
            <text:p text:style-name="P1"><text:span text:style-name="T1">Others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12" draw:text-style-name="P2" draw:layer="layout" svg:width="2cm" svg:height="0.7cm" svg:x="5.4cm" svg:y="16cm">
          <text:p text:style-name="P1"><text:span text:style-name="T1">GitHu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" draw:layer="layout" svg:width="1.8cm" svg:height="0.7cm" svg:x="2.5cm" svg:y="16cm">
          <text:p text:style-name="P1"><text:span text:style-name="T1">Bugzill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2.4cm" svg:height="0.7cm" svg:x="7.6cm" svg:y="16cm">
          <text:p text:style-name="P1"><text:span text:style-name="T1">Gerr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2" draw:layer="layout" svg:width="0.8cm" svg:height="0.7cm" svg:x="4.4cm" svg:y="16cm">
          <text:p text:style-name="P1"><text:span text:style-name="T1">G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" draw:layer="layout" svg:width="2.4cm" svg:height="0.7cm" svg:x="10.1cm" svg:y="16cm">
          <text:p text:style-name="P1"><text:span text:style-name="T1">Oth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" draw:text-style-name="P1" draw:layer="layout" svg:width="6cm" svg:height="4.9cm" svg:x="1.6cm" svg:y="1.3cm">
          <text:p text:style-name="P1">OCEAN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3cm" svg:height="0.5cm" svg:x="9.4cm" svg:y="1.5cm">
          <text:p text:style-name="P1"><text:span text:style-name="T2">o2repor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7cm" svg:height="1.3cm" svg:x="21.3cm" svg:y="7.6cm">
          <text:p text:style-name="P1"><text:span text:style-name="T3">MetricsGrimoire</text:span></text:p>
          <text:p text:style-name="P1"><text:span text:style-name="T3">DBs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5cm" svg:height="0.6cm" svg:x="11cm" svg:y="2.2cm">
          <text:p text:style-name="P1"><text:span text:style-name="T2">o2mg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4cm" svg:height="0.8cm" svg:x="23.3cm" svg:y="8.4cm">
          <text:p text:style-name="P1"><text:span text:style-name="T3">GrimoireLib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7.4cm" svg:height="2.4cm" svg:x="10cm" svg:y="11.7cm">
          <text:p text:style-name="P1">MetricsGrimoire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3cm" svg:height="1cm" svg:x="10.1cm" svg:y="10.5cm">
          <text:p text:style-name="P1">mg2o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3cm" svg:height="1cm" svg:x="1.5cm" svg:y="9.9cm">
          <text:p text:style-name="P1">p2o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4.3cm" svg:y1="9.8cm" svg:x2="4.4cm" svg:y2="6.5cm">
          <text:p/>
        </draw:line>
        <draw:line draw:style-name="gr23" draw:text-style-name="P3" draw:layer="layout" svg:x1="11.6cm" svg:y1="10.3cm" svg:x2="5.9cm" svg:y2="6.2cm">
          <text:p/>
        </draw:line>
        <draw:line draw:style-name="gr23" draw:text-style-name="P3" draw:layer="layout" svg:x1="13cm" svg:y1="18.3cm" svg:x2="13cm" svg:y2="16.7cm">
          <text:p/>
        </draw:line>
        <draw:line draw:style-name="gr23" draw:text-style-name="P3" draw:layer="layout" svg:x1="8.3cm" svg:y1="14.7cm" svg:x2="7cm" svg:y2="13.6cm">
          <text:p/>
        </draw:line>
        <draw:line draw:style-name="gr23" draw:text-style-name="P3" draw:layer="layout" svg:x1="13.7cm" svg:y1="14.8cm" svg:x2="15.1cm" svg:y2="13.7cm">
          <text:p/>
        </draw:line>
        <draw:line draw:style-name="gr23" draw:text-style-name="P3" draw:layer="layout" svg:x1="13cm" svg:y1="16.2cm" svg:x2="13cm" svg:y2="15.4cm">
          <text:p/>
        </draw:line>
        <draw:custom-shape draw:style-name="gr24" draw:text-style-name="P1" draw:layer="layout" svg:width="1.6cm" svg:height="1.1cm" svg:x="11.5cm" svg:y="6.2cm">
          <text:p text:style-name="P1"><text:span text:style-name="T4">GitHub</text:span></text:p>
          <text:p text:style-name="P1"><text:span text:style-name="T4">Users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7cm" svg:height="1.1cm" svg:x="11.3cm" svg:y="4.9cm">
          <text:p text:style-name="P1"><text:span text:style-name="T4">GeoLoc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.1cm" svg:x="9cm" svg:y="6.1cm">
          <text:p text:style-name="P1"><text:span text:style-name="T4">Projects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3cm" svg:height="0.8cm" svg:x="1.1cm" svg:y="1.1cm">
          <text:p text:style-name="P1"><text:span text:style-name="T5">ocean manag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2cm" svg:height="5.6cm" svg:x="14.2cm" svg:y="1.3cm">
          <text:p text:style-name="P1">OCEAN</text:p>
          <text:p text:style-name="P1">Enriched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8cm" svg:height="1cm" svg:x="16.1cm" svg:y="1.9cm">
          <text:p text:style-name="P1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4cm" svg:height="1cm" svg:x="15.5cm" svg:y="5.4cm">
          <text:p text:style-name="P1"><text:span text:style-name="T5">MySQL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8.4cm" svg:y1="2cm" svg:x2="19.9cm" svg:y2="1.9cm">
          <text:p/>
        </draw:line>
        <draw:line draw:style-name="gr23" draw:text-style-name="P3" draw:layer="layout" svg:x1="18.3cm" svg:y1="5.6cm" svg:x2="19.8cm" svg:y2="4.1cm">
          <text:p/>
        </draw:line>
        <draw:line draw:style-name="gr23" draw:text-style-name="P3" draw:layer="layout" svg:x1="18.4cm" svg:y1="5.6cm" svg:x2="19.9cm" svg:y2="6.4cm">
          <text:p/>
        </draw:line>
        <draw:line draw:style-name="gr23" draw:text-style-name="P3" draw:layer="layout" svg:x1="18.4cm" svg:y1="2.1cm" svg:x2="19.8cm" svg:y2="3.9cm">
          <text:p/>
        </draw:line>
        <draw:custom-shape draw:style-name="gr31" draw:text-style-name="P1" draw:layer="layout" svg:width="2.1cm" svg:height="0.9cm" svg:x="8.9cm" svg:y="5cm">
          <text:p text:style-name="P1"><text:span text:style-name="T4">SortingHat</text:span>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3.1cm" svg:y1="6.5cm" svg:x2="3cm" svg:y2="9.8cm">
          <text:p/>
        </draw:line>
        <draw:custom-shape draw:style-name="gr5" draw:text-style-name="P1" draw:layer="layout" svg:width="4.8cm" svg:height="1.5cm" svg:x="19.9cm" svg:y="5.6cm">
          <text:p text:style-name="P1">Scout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3cm" svg:height="0.8cm" svg:x="2.9cm" svg:y="5.3cm">
          <text:p text:style-name="P1"><text:span text:style-name="T5">Items API I/O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3.3cm" svg:x="6.2cm" svg:y="1.8cm">
          <text:p text:style-name="P1"><text:span text:style-name="T5">Items</text:span></text:p>
          <text:p text:style-name="P1"><text:span text:style-name="T5">API </text:span></text:p>
          <text:p text:style-name="P1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5cm" svg:height="0.6cm" svg:x="11cm" svg:y="1.4cm">
          <text:p text:style-name="P1"><text:span text:style-name="T4">o2kibana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7.9cm" svg:y1="6.9cm" svg:x2="21.4cm" svg:y2="8.3cm">
          <text:p/>
        </draw:line>
        <draw:custom-shape draw:style-name="gr34" draw:text-style-name="P1" draw:layer="layout" svg:width="1.5cm" svg:height="0.9cm" svg:x="9.4cm" svg:y="2.2cm">
          <text:p text:style-name="P1"><text:span text:style-name="T2">Other</text:span></text:p>
          <text:p text:style-name="P1"><text:span text:style-name="T2">tools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7.6cm" svg:y1="3.2cm" svg:x2="9.4cm" svg:y2="3.2cm">
          <text:p/>
        </draw:line>
        <draw:line draw:style-name="gr23" draw:text-style-name="P3" draw:layer="layout" svg:x1="12.7cm" svg:y1="3cm" svg:x2="14.2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marker-end="Short_20_line_20_Arrow" draw:fill="none" draw:fill-gradient-name="Gradient_20_7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11-23T04:43:38.678644186</meta:creation-date>
    <dc:date>2015-11-26T14:16:16.441872103</dc:date>
    <dc:creator>acs </dc:creator>
    <meta:editing-duration>PT19M20S</meta:editing-duration>
    <meta:editing-cycles>7</meta:editing-cycles>
    <meta:generator>LibreOffice/5.0.2.2$Linux_X86_64 LibreOffice_project/00m0$Build-2</meta:generator>
    <meta:document-statistic meta:object-count="53"/>
  </office:meta>
</office:document-meta>
</file>